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C000002508C56EF1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91cm" svg:height="10.757cm" svg:x="3.409cm" svg:y="0cm">
          <draw:image xlink:href="Pictures/10000000000002EC000002508C56EF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4-15T13:05:12.830000000</dc:date>
    <meta:editing-duration>PT51S</meta:editing-duration>
    <meta:editing-cycles>3</meta:editing-cycles>
    <meta:generator>LibreOffice/4.2.5.2$Windows_x86 LibreOffice_project/61cb170a04bb1f12e77c884eab9192be736ec5f5</meta:generator>
    <meta:document-statistic meta:object-count="1"/>
  </office:meta>
</office:document-meta>
</file>